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8pt" style:font-name-asian="Monaco" style:font-size-asian="8pt" style:font-name-complex="Monaco" style:font-size-complex="8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7pt" style:font-name-asian="Monaco" style:font-size-asian="7pt" style:font-name-complex="Monaco" style:font-size-complex="7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ize="7pt" style:font-size-asian="7pt" style:font-size-complex="7pt"/>
    </style:style>
    <style:style style:name="T1" style:family="text">
      <style:text-properties fo:background-color="#66ff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{"<text:span text:style-name="T1">tvs</text:span>":</text:p>
      <text:p text:style-name="P2"><text:tab/>[</text:p>
      <text:p text:style-name="P2"><text:tab/><text:tab/>{"<text:span text:style-name="T1">title</text:span>":"Les Experts : Miami","<text:span text:style-name="T1">year</text:span>":"2002","<text:span text:style-name="T1">poster</text:span>":"<text:a xlink:type="simple" xlink:href="https://image.tmdb.org/t/p/w300/s8t4e8iwCKiBtw5XUiSQi0BlPl3.jpg" text:style-name="Internet_20_link" text:visited-style-name="Visited_20_Internet_20_Link">https://image.tmdb.org/t/p/w300/s8t4e8iwCKiBtw5XUiSQi0BlPl3.jpg</text:a>","<text:span text:style-name="T1">id</text:span>":"1620"},</text:p>
      <text:p text:style-name="P2"><text:tab/><text:tab/>{"<text:span text:style-name="T1">title</text:span>":"Les Experts : Cyber","<text:span text:style-name="T1">year</text:span>":"2015","<text:span text:style-name="T1">poster</text:span>":"<text:a xlink:type="simple" xlink:href="https://image.tmdb.org/t/p/w300/uenHlMudMhFyRl8WOSsV6D8sME7.jpg" text:style-name="Internet_20_link" text:visited-style-name="Visited_20_Internet_20_Link">https://image.tmdb.org/t/p/w300/uenHlMudMhFyRl8WOSsV6D8sME7.jpg</text:a>","<text:span text:style-name="T1">id</text:span>":"61811"},</text:p>
      <text:p text:style-name="P2"><text:tab/><text:tab/>{"<text:span text:style-name="T1">title</text:span>":"Les Experts : Manhattan","<text:span text:style-name="T1">year</text:span>":"2004","<text:span text:style-name="T1">poster</text:span>":"<text:a xlink:type="simple" xlink:href="https://image.tmdb.org/t/p/w300/pR9zy3N3xo275uk8a0SrwcWc30d.jpg" text:style-name="Internet_20_link" text:visited-style-name="Visited_20_Internet_20_Link">https://image.tmdb.org/t/p/w300/pR9zy3N3xo275uk8a0SrwcWc30d.jpg</text:a>","<text:span text:style-name="T1">id</text:span>":"2458"},</text:p>
      <text:p text:style-name="P2"><text:tab/><text:tab/>{"<text:span text:style-name="T1">title</text:span>":"Les Experts","<text:span text:style-name="T1">year</text:span>":"2000","<text:span text:style-name="T1">poster</text:span>":"<text:a xlink:type="simple" xlink:href="https://image.tmdb.org/t/p/w300/52RKu5N0nsaLQDVBJMCW6Y78YQ8.jpg" text:style-name="Internet_20_link" text:visited-style-name="Visited_20_Internet_20_Link">https://image.tmdb.org/t/p/w300/52RKu5N0nsaLQDVBJMCW6Y78YQ8.jpg</text:a>","<text:span text:style-name="T1">id</text:span>":"1431"}</text:p>
      <text:p text:style-name="P2"><text:tab/>]</text:p>
      <text:p text:style-name="P2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11T13:23:21</meta:creation-date>
    <dc:date>2016-09-11T13:28:08</dc:date>
    <meta:editing-duration>PT4M47S</meta:editing-duration>
    <meta:editing-cycles>2</meta:editing-cycles>
    <meta:generator>OpenOffice/4.1.2$Unix OpenOffice.org_project/412m3$Build-9782</meta:generator>
    <meta:document-statistic meta:table-count="0" meta:image-count="0" meta:object-count="0" meta:page-count="1" meta:paragraph-count="8" meta:word-count="18" meta:character-count="548"/>
  </office:meta>
</office:document-meta>
</file>